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FMReader.preview( PFMFile pf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FMReader.constructFontXML( PFMFile pfm , String fontName , String className , String resource , String fi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111">
            <text:p text:style-name="Table_20_Contents">111</text:p>
          </table:table-cell>
        </table:table-row>
        <table:table-row>
          <table:table-cell office:value-type="string">
            <text:p text:style-name="Table_20_Contents">PFMReader.PFM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FMReader.main( String [ ] arg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PFMReader.loadPFM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FMReader.display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